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officeooo:rsid="0012bb4f" officeooo:paragraph-rsid="0012bb4f" style:font-size-asian="16pt" style:font-weight-asian="bold" style:font-size-complex="16pt" style:font-weight-complex="bold"/>
    </style:style>
    <style:style style:name="P2" style:family="paragraph" style:parent-style-name="Standard">
      <style:text-properties fo:font-size="12pt" fo:font-weight="normal" officeooo:rsid="001312c9" officeooo:paragraph-rsid="001312c9" style:font-size-asian="10.5pt" style:font-weight-asian="normal" style:font-size-complex="12pt" style:font-weight-complex="normal"/>
    </style:style>
    <style:style style:name="P3" style:family="paragraph" style:parent-style-name="Standard">
      <style:text-properties fo:font-size="12pt" fo:font-weight="bold" officeooo:paragraph-rsid="0020ece0" style:font-size-asian="12pt" style:font-weight-asian="bold" style:font-size-complex="12pt" style:font-weight-complex="bold"/>
    </style:style>
    <style:style style:name="P4" style:family="paragraph" style:parent-style-name="Standard">
      <style:text-properties officeooo:paragraph-rsid="001312c9"/>
    </style:style>
    <style:style style:name="P5" style:family="paragraph" style:parent-style-name="Standard">
      <style:text-properties fo:font-weight="bold" officeooo:paragraph-rsid="0020ece0" style:font-weight-asian="bold" style:font-weight-complex="bold"/>
    </style:style>
    <style:style style:name="P6" style:family="paragraph" style:parent-style-name="Standard">
      <style:text-properties fo:font-size="15pt" fo:font-weight="bold" officeooo:rsid="001400b8" officeooo:paragraph-rsid="001400b8" style:font-size-asian="15pt" style:font-weight-asian="bold" style:font-size-complex="15pt" style:font-weight-complex="bold"/>
    </style:style>
    <style:style style:name="P7" style:family="paragraph" style:parent-style-name="Text_20_body">
      <style:text-properties officeooo:rsid="0015733e" officeooo:paragraph-rsid="0015733e"/>
    </style:style>
    <style:style style:name="P8" style:family="paragraph" style:parent-style-name="Text_20_body">
      <style:text-properties fo:font-size="12pt" fo:font-weight="normal" officeooo:rsid="0015733e" officeooo:paragraph-rsid="0015733e" style:font-size-asian="10.5pt" style:font-weight-asian="normal" style:font-size-complex="12pt" style:font-weight-complex="normal"/>
    </style:style>
    <style:style style:name="P9" style:family="paragraph" style:parent-style-name="Text_20_body">
      <style:text-properties officeooo:paragraph-rsid="0015733e"/>
    </style:style>
    <style:style style:name="P10" style:family="paragraph" style:parent-style-name="Text_20_body">
      <style:text-properties officeooo:paragraph-rsid="00183d98"/>
    </style:style>
    <style:style style:name="P11" style:family="paragraph" style:parent-style-name="Text_20_body">
      <style:text-properties officeooo:paragraph-rsid="001db6c0"/>
    </style:style>
    <style:style style:name="P12" style:family="paragraph" style:parent-style-name="Text_20_body">
      <style:text-properties fo:font-size="13pt" officeooo:rsid="0020ece0" officeooo:paragraph-rsid="00215193" style:font-size-asian="13pt" style:font-size-complex="13pt"/>
    </style:style>
    <style:style style:name="P13" style:family="paragraph" style:parent-style-name="Text_20_body">
      <style:text-properties officeooo:paragraph-rsid="0020ece0"/>
    </style:style>
    <style:style style:name="P14" style:family="paragraph" style:parent-style-name="Text_20_body">
      <style:text-properties fo:font-size="15pt" fo:font-weight="bold" officeooo:rsid="0015733e" officeooo:paragraph-rsid="0015733e" style:font-size-asian="15pt" style:font-weight-asian="bold" style:font-size-complex="15pt" style:font-weight-complex="bold"/>
    </style:style>
    <style:style style:name="P15" style:family="paragraph" style:parent-style-name="Text_20_body">
      <style:text-properties fo:font-size="14pt" fo:font-weight="bold" officeooo:rsid="00175052" officeooo:paragraph-rsid="00175052" style:font-size-asian="14pt" style:font-weight-asian="bold" style:font-size-complex="14pt" style:font-weight-complex="bold"/>
    </style:style>
    <style:style style:name="P16" style:family="paragraph" style:parent-style-name="Text_20_body">
      <style:text-properties officeooo:paragraph-rsid="00226695"/>
    </style:style>
    <style:style style:name="P17" style:family="paragraph" style:parent-style-name="Text_20_body">
      <style:paragraph-properties fo:margin-top="0cm" fo:margin-bottom="0.499cm" loext:contextual-spacing="false"/>
      <style:text-properties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18" style:family="paragraph" style:parent-style-name="Text_20_body">
      <style:paragraph-properties fo:margin-top="0cm" fo:margin-bottom="0.499cm" loext:contextual-spacing="false"/>
      <style:text-properties fo:font-size="12pt" fo:font-weight="bold" officeooo:rsid="00175052" officeooo:paragraph-rsid="0027c22e" style:font-size-asian="10.5pt" style:font-weight-asian="bold" style:font-size-complex="12pt" style:font-weight-complex="bold"/>
    </style:style>
    <style:style style:name="P19" style:family="paragraph" style:parent-style-name="Text_20_body">
      <style:paragraph-properties fo:margin-top="0cm" fo:margin-bottom="0.499cm" loext:contextual-spacing="false"/>
      <style:text-properties fo:font-size="12pt" fo:font-weight="bold" officeooo:rsid="002e9cca" officeooo:paragraph-rsid="002e9cca" style:font-size-asian="10.5pt" style:font-weight-asian="bold" style:font-size-complex="12pt" style:font-weight-complex="bold"/>
    </style:style>
    <style:style style:name="P20" style:family="paragraph" style:parent-style-name="Text_20_body">
      <style:paragraph-properties fo:margin-top="0cm" fo:margin-bottom="0.499cm" loext:contextual-spacing="false"/>
      <style:text-properties fo:font-size="12pt" fo:font-style="normal" fo:font-weight="bold" officeooo:rsid="002e9cca" officeooo:paragraph-rsid="003069ca" style:font-size-asian="10.5pt" style:font-style-asian="normal" style:font-weight-asian="bold" style:font-size-complex="12pt" style:font-style-complex="normal" style:font-weight-complex="bold"/>
    </style:style>
    <style:style style:name="P21" style:family="paragraph" style:parent-style-name="Text_20_body">
      <style:paragraph-properties fo:margin-top="0cm" fo:margin-bottom="0.499cm" loext:contextual-spacing="false"/>
      <style:text-properties officeooo:paragraph-rsid="002aae56"/>
    </style:style>
    <style:style style:name="P22" style:family="paragraph" style:parent-style-name="Text_20_body">
      <style:paragraph-properties fo:margin-top="0cm" fo:margin-bottom="0.499cm" loext:contextual-spacing="false"/>
      <style:text-properties fo:font-size="15pt" fo:font-weight="bold" officeooo:rsid="00175052" officeooo:paragraph-rsid="0027c22e" style:font-size-asian="15pt" style:font-weight-asian="bold" style:font-size-complex="15pt" style:font-weight-complex="bold"/>
    </style:style>
    <style:style style:name="P23" style:family="paragraph" style:parent-style-name="Text_20_body">
      <style:paragraph-properties fo:margin-top="0cm" fo:margin-bottom="0.499cm" loext:contextual-spacing="false"/>
      <style:text-properties officeooo:paragraph-rsid="002d08cf"/>
    </style:style>
    <style:style style:name="P24" style:family="paragraph" style:parent-style-name="Text_20_body">
      <style:paragraph-properties fo:margin-top="0cm" fo:margin-bottom="0.499cm" loext:contextual-spacing="false"/>
      <style:text-properties fo:font-size="13pt" fo:font-weight="bold" officeooo:rsid="002d08cf" officeooo:paragraph-rsid="002d08cf" style:font-size-asian="13pt" style:font-weight-asian="bold" style:font-size-complex="13pt" style:font-weight-complex="bold"/>
    </style:style>
    <style:style style:name="P25" style:family="paragraph" style:parent-style-name="Text_20_body">
      <style:paragraph-properties fo:margin-top="0cm" fo:margin-bottom="0.499cm" loext:contextual-spacing="false"/>
      <style:text-properties fo:font-size="13pt" fo:font-weight="bold" officeooo:rsid="002d08cf" officeooo:paragraph-rsid="003069ca" style:font-size-asian="13pt" style:font-weight-asian="bold" style:font-size-complex="13pt" style:font-weight-complex="bold"/>
    </style:style>
    <style:style style:name="P26" style:family="paragraph" style:parent-style-name="Preformatted_20_Text">
      <style:paragraph-properties fo:margin-top="0cm" fo:margin-bottom="0.499cm" loext:contextual-spacing="false"/>
    </style:style>
    <style:style style:name="P27" style:family="paragraph" style:parent-style-name="Preformatted_20_Text">
      <style:paragraph-properties fo:margin-top="0cm" fo:margin-bottom="0.499cm" loext:contextual-spacing="false"/>
      <style:text-properties fo:font-size="12pt" fo:font-weight="bold" officeooo:rsid="001312c9" officeooo:paragraph-rsid="00226695" style:font-size-asian="12pt" style:font-weight-asian="bold" style:font-size-complex="12pt" style:font-weight-complex="bold"/>
    </style:style>
    <style:style style:name="P28" style:family="paragraph" style:parent-style-name="Preformatted_20_Text">
      <style:paragraph-properties fo:margin-top="0cm" fo:margin-bottom="0.499cm" loext:contextual-spacing="false"/>
      <style:text-properties officeooo:paragraph-rsid="002d08cf"/>
    </style:style>
    <style:style style:name="P29" style:family="paragraph" style:parent-style-name="Preformatted_20_Text">
      <style:paragraph-properties fo:margin-top="0cm" fo:margin-bottom="0.499cm" loext:contextual-spacing="false"/>
      <style:text-properties officeooo:paragraph-rsid="002e9cca"/>
    </style:style>
    <style:style style:name="P30" style:family="paragraph" style:parent-style-name="Preformatted_20_Text">
      <style:paragraph-properties fo:margin-top="0cm" fo:margin-bottom="0.499cm" loext:contextual-spacing="false"/>
      <style:text-properties style:font-name="Liberation Serif" fo:font-size="12pt" officeooo:rsid="002e9cca" officeooo:paragraph-rsid="002e9cca" style:font-size-asian="10.5pt" style:font-size-complex="12pt"/>
    </style:style>
    <style:style style:name="P31"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bold" officeooo:rsid="002e9cca" officeooo:paragraph-rsid="002e9cca" style:font-size-asian="10.5pt" style:font-style-asian="normal" style:font-weight-asian="bold" style:font-size-complex="12pt" style:font-style-complex="normal" style:font-weight-complex="bold"/>
    </style:style>
    <style:style style:name="P32" style:family="paragraph" style:parent-style-name="Heading_20_2">
      <style:text-properties fo:font-size="13pt" officeooo:paragraph-rsid="00175052" style:font-size-asian="13pt" style:font-size-complex="13pt"/>
    </style:style>
    <style:style style:name="P33" style:family="paragraph" style:parent-style-name="Heading_20_2">
      <style:text-properties fo:font-size="13pt" fo:font-weight="bold" officeooo:rsid="001aa162" officeooo:paragraph-rsid="001db6c0" style:font-size-asian="13pt" style:font-weight-asian="bold" style:font-size-complex="13pt" style:font-weight-complex="bold"/>
    </style:style>
    <style:style style:name="P34" style:family="paragraph" style:parent-style-name="Heading_20_2">
      <style:text-properties officeooo:paragraph-rsid="00215193"/>
    </style:style>
    <style:style style:name="P35" style:family="paragraph" style:parent-style-name="Heading_20_2">
      <style:text-properties officeooo:paragraph-rsid="00226695"/>
    </style:style>
    <style:style style:name="P36" style:family="paragraph" style:parent-style-name="Heading_20_4">
      <style:text-properties officeooo:paragraph-rsid="00226695"/>
    </style:style>
    <style:style style:name="P37" style:family="paragraph" style:parent-style-name="Standard" style:list-style-name="L1">
      <style:text-properties officeooo:paragraph-rsid="001312c9"/>
    </style:style>
    <style:style style:name="P38" style:family="paragraph" style:parent-style-name="Standard" style:list-style-name="L2">
      <style:text-properties officeooo:paragraph-rsid="001312c9"/>
    </style:style>
    <style:style style:name="P39" style:family="paragraph" style:parent-style-name="Standard" style:list-style-name="L3">
      <style:text-properties officeooo:paragraph-rsid="00148877"/>
    </style:style>
    <style:style style:name="P40" style:family="paragraph" style:parent-style-name="Standard" style:list-style-name="L3">
      <style:text-properties officeooo:rsid="0015733e" officeooo:paragraph-rsid="0015733e"/>
    </style:style>
    <style:style style:name="P41" style:family="paragraph" style:parent-style-name="Text_20_body" style:list-style-name="L3"/>
    <style:style style:name="P42" style:family="paragraph" style:parent-style-name="Text_20_body" style:list-style-name="L3">
      <style:text-properties officeooo:paragraph-rsid="00148877"/>
    </style:style>
    <style:style style:name="P43" style:family="paragraph" style:parent-style-name="Text_20_body" style:list-style-name="L4">
      <style:text-properties fo:font-size="13pt" fo:font-weight="bold" officeooo:rsid="00175052" officeooo:paragraph-rsid="00183d98" style:font-size-asian="13pt" style:font-weight-asian="bold" style:font-size-complex="13pt" style:font-weight-complex="bold"/>
    </style:style>
    <style:style style:name="P44" style:family="paragraph" style:parent-style-name="Text_20_body">
      <style:text-properties fo:font-size="13pt" fo:font-weight="bold" officeooo:rsid="0020ece0" officeooo:paragraph-rsid="0020ece0" style:font-size-asian="13pt" style:font-weight-asian="bold" style:font-size-complex="13pt" style:font-weight-complex="bold"/>
    </style:style>
    <style:style style:name="P45" style:family="paragraph" style:parent-style-name="Text_20_body" style:list-style-name="L6"/>
    <style:style style:name="P46" style:family="paragraph" style:parent-style-name="Text_20_body" style:list-style-name="L7">
      <style:text-properties officeooo:paragraph-rsid="0020ece0"/>
    </style:style>
    <style:style style:name="P47" style:family="paragraph" style:parent-style-name="Text_20_body" style:list-style-name="L8">
      <style:text-properties officeooo:paragraph-rsid="0020ece0"/>
    </style:style>
    <style:style style:name="P48" style:family="paragraph" style:parent-style-name="Text_20_body" style:list-style-name="L8">
      <style:text-properties officeooo:paragraph-rsid="0021061a"/>
    </style:style>
    <style:style style:name="P49" style:family="paragraph" style:parent-style-name="Text_20_body" style:list-style-name="L9">
      <style:text-properties officeooo:paragraph-rsid="00226695"/>
    </style:style>
    <style:style style:name="P50" style:family="paragraph" style:parent-style-name="Text_20_body" style:list-style-name="L10">
      <style:text-properties officeooo:paragraph-rsid="00226695"/>
    </style:style>
    <style:style style:name="P51" style:family="paragraph" style:parent-style-name="Text_20_body" style:list-style-name="L10">
      <style:text-properties officeooo:rsid="00226695" officeooo:paragraph-rsid="00226695"/>
    </style:style>
    <style:style style:name="P52" style:family="paragraph" style:parent-style-name="Text_20_body" style:list-style-name="L10">
      <style:text-properties fo:font-size="12pt" fo:font-weight="bold" officeooo:rsid="001312c9" officeooo:paragraph-rsid="00226695" style:font-size-asian="12pt" style:font-weight-asian="bold" style:font-size-complex="12pt" style:font-weight-complex="bold"/>
    </style:style>
    <style:style style:name="P53" style:family="paragraph" style:parent-style-name="Text_20_body" style:list-style-name="L11">
      <style:text-properties officeooo:paragraph-rsid="00226695"/>
    </style:style>
    <style:style style:name="P54" style:family="paragraph" style:parent-style-name="Text_20_body" style:list-style-name="L11">
      <style:text-properties fo:color="#000000" style:text-underline-style="none" officeooo:rsid="00226695" officeooo:paragraph-rsid="00226695"/>
    </style:style>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8">
      <style:text-properties officeooo:paragraph-rsid="00366827"/>
    </style:style>
    <style:style style:name="P59" style:family="paragraph" style:parent-style-name="Text_20_body" style:list-style-name="L19"/>
    <style:style style:name="P60" style:family="paragraph" style:parent-style-name="Text_20_body">
      <style:text-properties officeooo:paragraph-rsid="00366827"/>
    </style:style>
    <style:style style:name="P61" style:family="paragraph" style:parent-style-name="Text_20_body" style:list-style-name="L4">
      <style:paragraph-properties fo:margin-top="0cm" fo:margin-bottom="0cm" loext:contextual-spacing="false"/>
      <style:text-properties officeooo:paragraph-rsid="00183d98"/>
    </style:style>
    <style:style style:name="P62" style:family="paragraph" style:parent-style-name="Text_20_body" style:list-style-name="L5">
      <style:paragraph-properties fo:margin-top="0cm" fo:margin-bottom="0cm" loext:contextual-spacing="false"/>
      <style:text-properties officeooo:paragraph-rsid="00183d98"/>
    </style:style>
    <style:style style:name="P63" style:family="paragraph" style:parent-style-name="Text_20_body" style:list-style-name="L5">
      <style:paragraph-properties fo:margin-top="0cm" fo:margin-bottom="0cm" loext:contextual-spacing="false"/>
      <style:text-properties officeooo:rsid="00183d98" officeooo:paragraph-rsid="00183d98"/>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7">
      <style:paragraph-properties fo:margin-top="0cm" fo:margin-bottom="0cm" loext:contextual-spacing="false"/>
      <style:text-properties officeooo:paragraph-rsid="0020ece0"/>
    </style:style>
    <style:style style:name="P66" style:family="paragraph" style:parent-style-name="Text_20_body">
      <style:paragraph-properties fo:margin-top="0cm" fo:margin-bottom="0.499cm" loext:contextual-spacing="false"/>
      <style:text-properties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67" style:family="paragraph" style:parent-style-name="Text_20_body" style:list-style-name="L12">
      <style:paragraph-properties fo:margin-top="0cm" fo:margin-bottom="0.499cm" loext:contextual-spacing="false"/>
      <style:text-properties officeooo:paragraph-rsid="002d08cf"/>
    </style:style>
    <style:style style:name="P68" style:family="paragraph" style:parent-style-name="Text_20_body" style:list-style-name="L12">
      <style:paragraph-properties fo:margin-top="0cm" fo:margin-bottom="0.499cm" loext:contextual-spacing="false"/>
      <style:text-properties officeooo:rsid="002d08cf" officeooo:paragraph-rsid="002d08cf"/>
    </style:style>
    <style:style style:name="P69" style:family="paragraph" style:parent-style-name="Text_20_body">
      <style:paragraph-properties fo:margin-top="0cm" fo:margin-bottom="0.499cm" loext:contextual-spacing="false"/>
      <style:text-properties fo:font-size="12pt" fo:font-weight="normal" officeooo:rsid="002e9cca" officeooo:paragraph-rsid="002e9cca" style:font-size-asian="10.5pt" style:font-weight-asian="normal" style:font-size-complex="12pt" style:font-weight-complex="normal"/>
    </style:style>
    <style:style style:name="P70"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0.5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cm" fo:margin-bottom="0.499cm" loext:contextual-spacing="false"/>
      <style:text-properties fo:font-size="12pt" fo:font-style="normal" fo:font-weight="bold" officeooo:rsid="002e9cca" officeooo:paragraph-rsid="003069ca" style:font-size-asian="10.5pt" style:font-style-asian="normal" style:font-weight-asian="bold" style:font-size-complex="12pt" style:font-style-complex="normal" style:font-weight-complex="bold"/>
    </style:style>
    <style:style style:name="P73" style:family="paragraph" style:parent-style-name="Text_20_body" style:list-style-name="L20">
      <style:paragraph-properties fo:margin-top="0cm" fo:margin-bottom="0.499cm" loext:contextual-spacing="false"/>
      <style:text-properties officeooo:paragraph-rsid="00326a93"/>
    </style:style>
    <style:style style:name="P74" style:family="paragraph" style:parent-style-name="Text_20_body" style:list-style-name="L21">
      <style:paragraph-properties fo:margin-top="0cm" fo:margin-bottom="0.499cm" loext:contextual-spacing="false"/>
      <style:text-properties officeooo:paragraph-rsid="00408820"/>
    </style:style>
    <style:style style:name="P75" style:family="paragraph" style:parent-style-name="Text_20_body" style:list-style-name="L21">
      <style:paragraph-properties fo:margin-top="0cm" fo:margin-bottom="0.499cm" loext:contextual-spacing="false"/>
      <style:text-properties officeooo:rsid="00408820" officeooo:paragraph-rsid="00408820"/>
    </style:style>
    <style:style style:name="P76" style:family="paragraph" style:parent-style-name="Text_20_body">
      <style:paragraph-properties fo:margin-top="0cm" fo:margin-bottom="0.499cm" loext:contextual-spacing="false"/>
      <style:text-properties fo:font-weight="normal" officeooo:rsid="00429b3c" officeooo:paragraph-rsid="00429b3c" style:font-weight-asian="normal" style:font-weight-complex="normal"/>
    </style:style>
    <style:style style:name="P77" style:family="paragraph" style:parent-style-name="Text_20_body">
      <style:paragraph-properties fo:margin-top="0cm" fo:margin-bottom="0.499cm" loext:contextual-spacing="false"/>
      <style:text-properties fo:font-size="15pt" fo:font-weight="bold" officeooo:rsid="00429b3c" officeooo:paragraph-rsid="00429b3c" style:font-size-asian="15pt" style:font-weight-asian="bold" style:font-size-complex="15pt" style:font-weight-complex="bold"/>
    </style:style>
    <style:style style:name="P78" style:family="paragraph" style:parent-style-name="Text_20_body" style:list-style-name="L21">
      <style:paragraph-properties fo:margin-top="0cm" fo:margin-bottom="0.499cm" loext:contextual-spacing="false"/>
      <style:text-properties fo:font-size="15pt" fo:font-weight="bold" officeooo:rsid="00408820" officeooo:paragraph-rsid="00408820" style:font-size-asian="15pt" style:font-weight-asian="bold" style:font-size-complex="15pt" style:font-weight-complex="bold"/>
    </style:style>
    <style:style style:name="P79"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normal" officeooo:rsid="002d08cf" officeooo:paragraph-rsid="00326a93" style:font-size-asian="10.5pt" style:font-style-asian="normal" style:font-weight-asian="normal" style:font-size-complex="12pt" style:font-style-complex="normal" style:font-weight-complex="normal"/>
    </style:style>
    <style:style style:name="P80" style:family="paragraph" style:parent-style-name="Text_20_body">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81" style:family="paragraph" style:parent-style-name="Text_20_body">
      <style:paragraph-properties fo:margin-left="0cm" fo:margin-right="1cm" fo:margin-top="0cm" fo:margin-bottom="0.499cm" loext:contextual-spacing="false" fo:text-indent="0cm" style:auto-text-indent="false"/>
      <style:text-properties fo:font-size="14pt" fo:font-style="normal" fo:font-weight="bold" officeooo:rsid="002d08cf" officeooo:paragraph-rsid="00326a93" style:font-size-asian="14pt" style:font-style-asian="normal" style:font-weight-asian="bold" style:font-size-complex="14pt" style:font-style-complex="normal" style:font-weight-complex="bold"/>
    </style:style>
    <style:style style:name="P82" style:family="paragraph" style:parent-style-name="Text_20_body">
      <style:paragraph-properties fo:margin-left="0cm" fo:margin-right="1cm" fo:margin-top="0cm" fo:margin-bottom="0.499cm" loext:contextual-spacing="false" fo:text-indent="0cm" style:auto-text-indent="false"/>
      <style:text-properties style:font-name="Liberation Serif" fo:font-size="14pt" fo:font-style="normal" fo:font-weight="bold" officeooo:rsid="002d08cf" officeooo:paragraph-rsid="003824b4" style:font-size-asian="14pt" style:font-style-asian="normal" style:font-weight-asian="bold" style:font-size-complex="14pt" style:font-style-complex="normal" style:font-weight-complex="bold"/>
    </style:style>
    <style:style style:name="P83"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2d08cf" officeooo:paragraph-rsid="003824b4" style:font-size-asian="10.5pt" style:font-style-asian="normal" style:font-weight-asian="bold" style:font-size-complex="12pt" style:font-style-complex="normal" style:font-weight-complex="bold"/>
    </style:style>
    <style:style style:name="P8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15733e" officeooo:paragraph-rsid="003adbaa" style:font-size-asian="10.5pt" style:font-style-asian="normal" style:font-weight-asian="bold" style:font-size-complex="12pt" style:font-style-complex="normal" style:font-weight-complex="bold"/>
    </style:style>
    <style:style style:name="P8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d948a" officeooo:paragraph-rsid="003d948a" style:font-size-asian="10.5pt" style:font-style-asian="normal" style:font-weight-asian="normal" style:font-size-complex="12pt" style:font-style-complex="normal" style:font-weight-complex="normal"/>
    </style:style>
    <style:style style:name="P86"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d948a" officeooo:paragraph-rsid="00408820" style:font-size-asian="10.5pt" style:font-style-asian="normal" style:font-weight-asian="normal" style:font-size-complex="12pt" style:font-style-complex="normal" style:font-weight-complex="normal"/>
    </style:style>
    <style:style style:name="P87"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ed297" officeooo:paragraph-rsid="003ed297" style:font-size-asian="10.5pt" style:font-style-asian="normal" style:font-weight-asian="normal" style:font-size-complex="12pt" style:font-style-complex="normal" style:font-weight-complex="normal"/>
    </style:style>
    <style:style style:name="P88" style:family="paragraph" style:parent-style-name="Text_20_body">
      <style:paragraph-properties fo:margin-left="0cm" fo:margin-right="1cm" fo:margin-top="0cm" fo:margin-bottom="0.499cm" loext:contextual-spacing="false" fo:text-indent="0cm" style:auto-text-indent="false"/>
      <style:text-properties style:font-name="Liberation Serif" fo:font-size="15pt" fo:font-style="normal" fo:font-weight="bold" officeooo:rsid="0015733e" officeooo:paragraph-rsid="003adbaa" style:font-size-asian="15pt" style:font-style-asian="normal" style:font-weight-asian="bold" style:font-size-complex="15pt" style:font-style-complex="normal" style:font-weight-complex="bold"/>
    </style:style>
    <style:style style:name="P89"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italic" fo:font-weight="bold" officeooo:rsid="002d08cf" officeooo:paragraph-rsid="003824b4" style:font-size-asian="16pt" style:font-style-asian="italic" style:font-weight-asian="bold" style:font-size-complex="16pt" style:font-style-complex="italic" style:font-weight-complex="bold"/>
    </style:style>
    <style:style style:name="P90"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91"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3cd9d" style:font-style-asian="normal" style:font-weight-asian="bold" style:font-style-complex="normal" style:font-weight-complex="bold"/>
    </style:style>
    <style:style style:name="P92" style:family="paragraph" style:parent-style-name="Preformatted_20_Text" style:list-style-name="L8">
      <style:text-properties fo:font-style="italic" fo:font-weight="bold" officeooo:paragraph-rsid="0020ece0" style:font-style-asian="italic" style:font-weight-asian="bold" style:font-style-complex="italic" style:font-weight-complex="bold"/>
    </style:style>
    <style:style style:name="P93" style:family="paragraph" style:parent-style-name="Preformatted_20_Text" style:list-style-name="L13">
      <style:text-properties fo:font-style="italic" fo:font-weight="bold" style:font-style-asian="italic" style:font-weight-asian="bold" style:font-style-complex="italic" style:font-weight-complex="bold"/>
    </style:style>
    <style:style style:name="P94" style:family="paragraph" style:parent-style-name="Preformatted_20_Text" style:list-style-name="L8">
      <style:text-properties style:text-underline-style="none" fo:font-weight="bold" officeooo:paragraph-rsid="0020ece0" style:font-weight-asian="bold" style:font-weight-complex="bold"/>
    </style:style>
    <style:style style:name="P95" style:family="paragraph" style:parent-style-name="Preformatted_20_Text" style:list-style-name="L13"/>
    <style:style style:name="P96" style:family="paragraph" style:parent-style-name="Preformatted_20_Text" style:list-style-name="L13">
      <style:text-properties officeooo:paragraph-rsid="002e9cca"/>
    </style:style>
    <style:style style:name="P97" style:family="paragraph" style:parent-style-name="Preformatted_20_Text" style:list-style-name="L14"/>
    <style:style style:name="P98" style:family="paragraph" style:parent-style-name="Preformatted_20_Text">
      <style:paragraph-properties fo:margin-top="0cm" fo:margin-bottom="0.499cm" loext:contextual-spacing="false"/>
    </style:style>
    <style:style style:name="P99" style:family="paragraph" style:parent-style-name="Preformatted_20_Text">
      <style:paragraph-properties fo:margin-top="0cm" fo:margin-bottom="0.499cm" loext:contextual-spacing="false"/>
      <style:text-properties fo:font-style="italic" fo:font-weight="bold" style:font-style-asian="italic" style:font-weight-asian="bold" style:font-style-complex="italic" style:font-weight-complex="bold"/>
    </style:style>
    <style:style style:name="P100" style:family="paragraph" style:parent-style-name="Preformatted_20_Text" style:list-style-name="L8">
      <style:paragraph-properties fo:margin-top="0cm" fo:margin-bottom="0.499cm" loext:contextual-spacing="false"/>
      <style:text-properties fo:font-style="italic" fo:font-weight="bold" officeooo:paragraph-rsid="0020ece0" style:font-style-asian="italic" style:font-weight-asian="bold" style:font-style-complex="italic" style:font-weight-complex="bold"/>
    </style:style>
    <style:style style:name="P101" style:family="paragraph" style:parent-style-name="Preformatted_20_Text" style:list-style-name="L9">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02" style:family="paragraph" style:parent-style-name="Preformatted_20_Text" style:list-style-name="L10">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03" style:family="paragraph" style:parent-style-name="Preformatted_20_Text" style:list-style-name="L11">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04" style:family="paragraph" style:parent-style-name="Preformatted_20_Text" style:list-style-name="L8">
      <style:paragraph-properties fo:margin-top="0cm" fo:margin-bottom="0.499cm" loext:contextual-spacing="false"/>
      <style:text-properties style:text-underline-style="none" fo:font-weight="bold" officeooo:paragraph-rsid="0020ece0" style:font-weight-asian="bold" style:font-weight-complex="bold"/>
    </style:style>
    <style:style style:name="P105" style:family="paragraph" style:parent-style-name="Preformatted_20_Text">
      <style:paragraph-properties fo:margin-top="0cm" fo:margin-bottom="0.499cm" loext:contextual-spacing="false"/>
      <style:text-properties style:font-name="Liberation Sans Narrow"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106" style:family="paragraph" style:parent-style-name="Preformatted_20_Text" style:list-style-name="L13">
      <style:paragraph-properties fo:margin-top="0cm" fo:margin-bottom="0.499cm" loext:contextual-spacing="false"/>
    </style:style>
    <style:style style:name="P107" style:family="paragraph" style:parent-style-name="Preformatted_20_Text" style:list-style-name="L13">
      <style:paragraph-properties fo:margin-top="0cm" fo:margin-bottom="0.499cm" loext:contextual-spacing="false"/>
      <style:text-properties officeooo:paragraph-rsid="002e9cca"/>
    </style:style>
    <style:style style:name="P108" style:family="paragraph" style:parent-style-name="Preformatted_20_Text" style:list-style-name="L14">
      <style:paragraph-properties fo:margin-top="0cm" fo:margin-bottom="0.499cm" loext:contextual-spacing="false"/>
    </style:style>
    <style:style style:name="P109" style:family="paragraph" style:parent-style-name="Preformatted_20_Text" style:list-style-name="L15">
      <style:paragraph-properties fo:margin-top="0cm" fo:margin-bottom="0.499cm" loext:contextual-spacing="false"/>
    </style:style>
    <style:style style:name="P110" style:family="paragraph" style:parent-style-name="Preformatted_20_Text">
      <style:paragraph-properties fo:margin-top="0cm" fo:margin-bottom="0.499cm" loext:contextual-spacing="false"/>
      <style:text-properties officeooo:paragraph-rsid="00366827"/>
    </style:style>
    <style:style style:name="P111" style:family="paragraph" style:parent-style-name="Preformatted_20_Text">
      <style:paragraph-properties fo:margin-top="0cm" fo:margin-bottom="0.499cm" loext:contextual-spacing="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112" style:family="paragraph" style:parent-style-name="Quotations" style:list-style-name="L14"/>
    <style:style style:name="P113" style:family="paragraph" style:parent-style-name="Table_20_Contents">
      <style:text-properties style:font-name="Liberation Serif" fo:font-size="12pt" style:font-size-asian="10.5pt" style:font-size-complex="12pt"/>
    </style:style>
    <style:style style:name="T1" style:family="text">
      <style:text-properties officeooo:rsid="001400b8"/>
    </style:style>
    <style:style style:name="T2" style:family="text">
      <style:text-properties officeooo:rsid="00148877"/>
    </style:style>
    <style:style style:name="T3" style:family="text">
      <style:text-properties fo:font-size="12pt" officeooo:rsid="001312c9" style:font-size-asian="10.5pt" style:font-size-complex="12pt"/>
    </style:style>
    <style:style style:name="T4" style:family="text">
      <style:text-properties fo:font-size="12pt" fo:font-weight="normal" officeooo:rsid="001312c9" style:font-size-asian="10.5pt" style:font-weight-asian="normal" style:font-size-complex="12pt" style:font-weight-complex="normal"/>
    </style:style>
    <style:style style:name="T5" style:family="text">
      <style:text-properties fo:font-size="12pt" fo:font-weight="normal" officeooo:rsid="00148877" style:font-size-asian="10.5pt" style:font-weight-asian="normal" style:font-size-complex="12pt" style:font-weight-complex="normal"/>
    </style:style>
    <style:style style:name="T6" style:family="text">
      <style:text-properties fo:font-size="12pt" fo:font-weight="normal" officeooo:rsid="0015733e" style:font-size-asian="10.5pt" style:font-weight-asian="normal" style:font-size-complex="12pt" style:font-weight-complex="normal"/>
    </style:style>
    <style:style style:name="T7" style:family="text">
      <style:text-properties fo:font-size="12pt" fo:font-weight="normal" officeooo:rsid="00162b6f" style:font-size-asian="10.5pt" style:font-weight-asian="normal" style:font-size-complex="12pt" style:font-weight-complex="normal"/>
    </style:style>
    <style:style style:name="T8" style:family="text">
      <style:text-properties fo:font-size="12pt" fo:font-weight="normal" officeooo:rsid="002aae56" style:font-size-asian="10.5pt" style:font-weight-asian="normal" style:font-size-complex="12pt" style:font-weight-complex="normal"/>
    </style:style>
    <style:style style:name="T9" style:family="text">
      <style:text-properties fo:font-size="12pt" fo:font-weight="normal" officeooo:rsid="001312c9" style:font-size-asian="12pt" style:font-weight-asian="normal" style:font-size-complex="12pt" style:font-weight-complex="normal"/>
    </style:style>
    <style:style style:name="T10" style:family="text">
      <style:text-properties fo:font-size="12pt" fo:font-weight="bold" officeooo:rsid="001312c9" style:font-size-asian="12pt" style:font-weight-asian="bold" style:font-size-complex="12pt" style:font-weight-complex="bold"/>
    </style:style>
    <style:style style:name="T11" style:family="text">
      <style:text-properties fo:font-size="12pt" fo:font-style="normal" fo:font-weight="normal" officeooo:rsid="002d08cf"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36bad1" style:font-size-asian="10.5pt" style:font-style-asian="normal" style:font-weight-asian="normal" style:font-size-complex="12pt" style:font-style-complex="normal" style:font-weight-complex="normal"/>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1aa162" style:font-weight-asian="bold" style:font-weight-complex="bold"/>
    </style:style>
    <style:style style:name="T16" style:family="text">
      <style:text-properties fo:font-weight="bold" officeooo:rsid="00175052" style:font-weight-asian="bold" style:font-weight-complex="bold"/>
    </style:style>
    <style:style style:name="T17" style:family="text">
      <style:text-properties fo:font-weight="bold" officeooo:rsid="00148877" style:font-weight-asian="bold" style:font-weight-complex="bold"/>
    </style:style>
    <style:style style:name="T18" style:family="text">
      <style:text-properties fo:font-weight="bold" officeooo:rsid="00215193" style:font-weight-asian="bold" style:font-weight-complex="bold"/>
    </style:style>
    <style:style style:name="T19" style:family="text">
      <style:text-properties fo:font-weight="bold" officeooo:rsid="00329087" style:font-weight-asian="bold" style:font-weight-complex="bold"/>
    </style:style>
    <style:style style:name="T20" style:family="text">
      <style:text-properties fo:font-weight="bold" officeooo:rsid="003ed297" style:font-weight-asian="bold" style:font-weight-complex="bold"/>
    </style:style>
    <style:style style:name="T21" style:family="text">
      <style:text-properties officeooo:rsid="0015733e"/>
    </style:style>
    <style:style style:name="T22" style:family="text">
      <style:text-properties officeooo:rsid="00162b6f"/>
    </style:style>
    <style:style style:name="T23" style:family="text">
      <style:text-properties officeooo:rsid="00183d98"/>
    </style:style>
    <style:style style:name="T24" style:family="text">
      <style:text-properties officeooo:rsid="001aa162"/>
    </style:style>
    <style:style style:name="T25" style:family="text">
      <style:text-properties officeooo:rsid="001c8246"/>
    </style:style>
    <style:style style:name="T26" style:family="text">
      <style:text-properties officeooo:rsid="001db6c0"/>
    </style:style>
    <style:style style:name="T27" style:family="text">
      <style:text-properties officeooo:rsid="001f888b"/>
    </style:style>
    <style:style style:name="T28" style:family="text">
      <style:text-properties officeooo:rsid="0020ece0"/>
    </style:style>
    <style:style style:name="T29" style:family="text">
      <style:text-properties officeooo:rsid="0021061a"/>
    </style:style>
    <style:style style:name="T30" style:family="text">
      <style:text-properties fo:font-size="13pt" fo:font-weight="bold" officeooo:rsid="0020ece0" style:font-size-asian="13pt" style:font-weight-asian="bold" style:font-size-complex="13pt" style:font-weight-complex="bold"/>
    </style:style>
    <style:style style:name="T31" style:family="text">
      <style:text-properties fo:font-size="13pt" officeooo:rsid="0020ece0" style:font-size-asian="13pt" style:font-size-complex="13pt"/>
    </style:style>
    <style:style style:name="T32" style:family="text">
      <style:text-properties fo:font-size="13pt" officeooo:rsid="0029b4bf" style:font-size-asian="13pt" style:font-size-complex="13pt"/>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e9cca" style:font-style-asian="italic" style:font-weight-asian="bold" style:font-style-complex="italic" style:font-weight-complex="bold"/>
    </style:style>
    <style:style style:name="T36" style:family="text">
      <style:text-properties fo:font-style="italic" fo:font-weight="bold" officeooo:rsid="00366827" style:font-style-asian="italic" style:font-weight-asian="bold" style:font-style-complex="italic"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7d690"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color="#000000" fo:font-style="normal" style:text-underline-style="none" fo:font-weight="bold" style:font-style-asian="normal" style:font-weight-asian="bold" style:font-style-complex="normal" style:font-weight-complex="bold"/>
    </style:style>
    <style:style style:name="T42" style:family="text">
      <style:text-properties fo:color="#000000" fo:font-style="normal" fo:font-weight="bold" style:font-style-asian="normal" style:font-weight-asian="bold" style:font-style-complex="normal" style:font-weight-complex="bold"/>
    </style:style>
    <style:style style:name="T43" style:family="text">
      <style:text-properties fo:color="#000000" fo:font-size="12pt" fo:font-style="normal" style:text-underline-style="none" fo:font-weight="bold" officeooo:rsid="00226695" style:font-size-asian="12pt" style:font-style-asian="normal" style:font-weight-asian="bold" style:font-size-complex="12pt" style:font-style-complex="normal" style:font-weight-complex="bold"/>
    </style:style>
    <style:style style:name="T44" style:family="text">
      <style:text-properties fo:color="#000000" fo:font-size="12pt" fo:font-style="normal" style:text-underline-style="none" fo:font-weight="bold" officeooo:rsid="0020ece0" style:font-size-asian="12pt" style:font-style-asian="normal" style:font-weight-asian="bold" style:font-size-complex="12pt" style:font-style-complex="normal" style:font-weight-complex="bold"/>
    </style:style>
    <style:style style:name="T45" style:family="text">
      <style:text-properties fo:color="#000000" fo:font-style="italic" fo:font-weight="bold" style:font-style-asian="italic" style:font-weight-asian="bold" style:font-style-complex="italic" style:font-weight-complex="bold"/>
    </style:style>
    <style:style style:name="T46" style:family="text">
      <style:text-properties fo:color="#000000" fo:font-weight="bold" style:font-weight-asian="bold" style:font-weight-complex="bold"/>
    </style:style>
    <style:style style:name="T47" style:family="text">
      <style:text-properties fo:color="#000000" style:text-underline-style="none" fo:font-weight="bold" style:font-weight-asian="bold" style:font-weight-complex="bold"/>
    </style:style>
    <style:style style:name="T48" style:family="text">
      <style:text-properties officeooo:rsid="0027c22e"/>
    </style:style>
    <style:style style:name="T49" style:family="text">
      <style:text-properties officeooo:rsid="0029b4bf"/>
    </style:style>
    <style:style style:name="T50" style:family="text">
      <style:text-properties officeooo:rsid="002aae56"/>
    </style:style>
    <style:style style:name="T51" style:family="text">
      <style:text-properties officeooo:rsid="002d08cf"/>
    </style:style>
    <style:style style:name="T52"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2e9cca" style:font-size-asian="10.5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3069ca" style:font-size-asian="10.5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style:font-size-asian="10.5pt" style:font-style-asian="normal" style:font-size-complex="12pt" style:font-style-complex="normal"/>
    </style:style>
    <style:style style:name="T56" style:family="text">
      <style:text-properties style:font-name="Liberation Serif" fo:font-size="12pt" style:text-underline-style="none" officeooo:rsid="00329087" style:font-size-asian="10.5pt" style:font-size-complex="12pt"/>
    </style:style>
    <style:style style:name="T57" style:family="text">
      <style:text-properties style:font-name="Liberation Serif" fo:font-size="12pt" style:text-underline-style="none" officeooo:rsid="002e9cca" style:font-size-asian="10.5pt" style:font-size-complex="12pt"/>
    </style:style>
    <style:style style:name="T58" style:family="text">
      <style:text-properties style:font-name="Liberation Serif" fo:font-style="normal" style:text-underline-style="none" style:font-style-asian="normal" style:font-style-complex="normal"/>
    </style:style>
    <style:style style:name="T59" style:family="text">
      <style:text-properties style:font-name="Liberation Serif" fo:font-style="normal" style:text-underline-style="none" officeooo:rsid="003069ca" style:font-style-asian="normal" style:font-style-complex="normal"/>
    </style:style>
    <style:style style:name="T60" style:family="text">
      <style:text-properties style:font-name="Liberation Serif" style:text-underline-style="none" officeooo:rsid="00329087"/>
    </style:style>
    <style:style style:name="T61" style:family="text">
      <style:text-properties style:font-name="Liberation Serif" style:text-underline-style="none" officeooo:rsid="0033cd9d"/>
    </style:style>
    <style:style style:name="T62" style:family="text">
      <style:text-properties style:font-name="Liberation Serif" fo:font-size="11pt" style:text-underline-style="none" officeooo:rsid="00329087" style:font-size-asian="11pt" style:font-size-complex="11pt"/>
    </style:style>
    <style:style style:name="T63" style:family="text">
      <style:text-properties officeooo:rsid="003069ca"/>
    </style:style>
    <style:style style:name="T64" style:family="text">
      <style:text-properties officeooo:rsid="0030a756"/>
    </style:style>
    <style:style style:name="T65" style:family="text">
      <style:text-properties officeooo:rsid="00326a93"/>
    </style:style>
    <style:style style:name="T66" style:family="text">
      <style:text-properties officeooo:rsid="00329087"/>
    </style:style>
    <style:style style:name="T67" style:family="text">
      <style:text-properties officeooo:rsid="0033cd9d"/>
    </style:style>
    <style:style style:name="T68" style:family="text">
      <style:text-properties fo:font-size="11pt" style:text-underline-style="none" officeooo:rsid="00329087" style:font-size-asian="11pt" style:font-size-complex="11pt"/>
    </style:style>
    <style:style style:name="T69" style:family="text">
      <style:text-properties style:text-underline-style="none" officeooo:rsid="00329087"/>
    </style:style>
    <style:style style:name="T70" style:family="text">
      <style:text-properties officeooo:rsid="00366827"/>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366827" style:font-size-asian="10.5pt" style:font-size-complex="12pt"/>
    </style:style>
    <style:style style:name="T73" style:family="text">
      <style:text-properties style:font-name="Liberation Serif" fo:font-size="12pt" fo:font-style="italic" style:font-size-asian="12pt" style:font-style-asian="italic" style:font-size-complex="12pt" style:font-style-complex="italic"/>
    </style:style>
    <style:style style:name="T74"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75" style:family="text">
      <style:text-properties style:font-name="Liberation Serif" fo:font-size="12pt" fo:font-style="normal" fo:font-weight="bold" officeooo:rsid="003ed297" style:font-size-asian="10.5pt" style:font-style-asian="normal" style:font-weight-asian="bold" style:font-size-complex="12pt" style:font-style-complex="normal" style:font-weight-complex="bold"/>
    </style:style>
    <style:style style:name="T76"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77" style:family="text">
      <style:text-properties style:font-name="Liberation Serif" fo:font-size="12pt" fo:font-style="normal" fo:font-weight="normal" officeooo:rsid="003fd7f0" style:font-size-asian="10.5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3d948a" style:font-size-asian="10.5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411106" style:font-size-asian="10.5pt" style:font-style-asian="normal" style:font-weight-asian="normal" style:font-size-complex="12pt" style:font-style-complex="normal" style:font-weight-complex="normal"/>
    </style:style>
    <style:style style:name="T80" style:family="text">
      <style:text-properties style:font-name="Liberation Serif" fo:font-size="12pt" fo:font-style="normal" style:font-size-asian="10.5pt" style:font-style-asian="normal" style:font-size-complex="12pt" style:font-style-complex="normal"/>
    </style:style>
    <style:style style:name="T81" style:family="text">
      <style:text-properties style:font-name="Liberation Serif" fo:font-style="normal" style:font-style-asian="normal" style:font-style-complex="normal"/>
    </style:style>
    <style:style style:name="T82" style:family="text">
      <style:text-properties officeooo:rsid="0037d690"/>
    </style:style>
    <style:style style:name="T83" style:family="text">
      <style:text-properties officeooo:rsid="00384e70"/>
    </style:style>
    <style:style style:name="T84" style:family="text">
      <style:text-properties officeooo:rsid="003adbaa"/>
    </style:style>
    <style:style style:name="T85" style:family="text">
      <style:text-properties officeooo:rsid="003ed297"/>
    </style:style>
    <style:style style:name="T86" style:family="text">
      <style:text-properties officeooo:rsid="00408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pan text:style-name="T84">Setting up a developing environment for Open edX</text:span></text:p>
      <text:p text:style-name="P1"/>
      <text:p text:style-name="P6">X.1 Open edX installation options</text:p>
      <text:p text:style-name="P1"/>
      <text:p text:style-name="P2">In order to test our local integation what we needed was <text:s/>a running instance of Open edX platform</text:p>
      <text:p text:style-name="P2">on our local machine. <text:span text:style-name="T1">Open edX has provided us with different installation options depending on our use. They are described in brief below.</text:span></text:p>
      <text:p text:style-name="P2"/>
      <text:list xml:id="list1230476227" text:style-name="L1">
        <text:list-item>
          <text:p text:style-name="P37"><text:span text:style-name="Strong_20_Emphasis"><text:span text:style-name="T3">Devstack</text:span></text:span><text:span text:style-name="T4">: useful if </text:span><text:span text:style-name="T5">we</text:span><text:span text:style-name="T4"> want to modify the Open edX code. </text:span>The code will be in directories shared between the host and the guest operating systems. <text:span text:style-name="T2">We should</text:span> run the code in the guest, but can edit i<text:span text:style-name="T2">t i</text:span>n the host, where <text:span text:style-name="T2">we</text:span> can use <text:span text:style-name="T2">our</text:span> own tools.</text:p>
        </text:list-item>
      </text:list>
      <text:list xml:id="list447876252" text:style-name="L2">
        <text:list-item>
          <text:p text:style-name="P38">For Ginkgo and earlier, devstack was a Vagrant installation.</text:p>
        </text:list-item>
        <text:list-item>
          <text:p text:style-name="P38">For Hawthorn, devstack <text:span text:style-name="T21">is</text:span> based on Docker. An unsupported pre-release is available. </text:p>
        </text:list-item>
      </text:list>
      <text:p text:style-name="P4"/>
      <text:list xml:id="list2695277262" text:style-name="L3">
        <text:list-item>
          <text:p text:style-name="P39"><text:span text:style-name="T2">If we want to run a production installation and want a production like environemnt on our local machne then we can use </text:span><text:span text:style-name="T17">Native</text:span><text:span text:style-name="T2"> or </text:span><text:span text:style-name="T17">Manual</text:span><text:span text:style-name="T2"> installation. </text:span>The Native installation installs the Open edX software on <text:span text:style-name="T27">our</text:span> own Ubuntu 16.04 machine in a production-like configuration. </text:p>
          <text:p text:style-name="P40"/>
        </text:list-item>
        <text:list-item>
          <text:p text:style-name="P42"><text:span text:style-name="T2">If we want a production-like installation for testing, we <text:s/>can use </text:span><text:span text:style-name="T17">Fullstack</text:span><text:span text:style-name="T2"> or </text:span><text:span text:style-name="T17">Native</text:span><text:span text:style-name="T2">. </text:span>Fullstack is a Vagrant instance designed for installing all Open edX services on a single server in a production-like configuration. Fullstack is a pre-packaged Native installation running in a Vagrant virtual machine.</text:p>
        </text:list-item>
        <text:list-item>
          <text:p text:style-name="P41">If <text:span text:style-name="T21">we</text:span> just want to experiment with a running instance of Open edX, <text:span text:style-name="T21">we can </text:span>use <text:span text:style-name="T14">Bitnami</text:span>.</text:p>
        </text:list-item>
      </text:list>
      <text:p text:style-name="Text_20_body"/>
      <text:p text:style-name="P7">Since our <text:span text:style-name="T24">project</text:span> deals with <text:span text:style-name="T24">making changes in the</text:span> Open edX source code we naturally opted for Open edX Devstack, <text:span text:style-name="T25">which is best suited for developers.</text:span></text:p>
      <text:p text:style-name="P7"/>
      <text:p text:style-name="P14">X.2 Open edX Devstack</text:p>
      <text:p text:style-name="P9"><text:span text:style-name="T6">Devstack is a Vagrant instance designed for local development. Devstack has the same system requirements as </text:span><text:span text:style-name="T7">Fullstack</text:span><text:span text:style-name="T6">. This allows </text:span><text:span text:style-name="T7">us</text:span><text:span text:style-name="T6"> to discover and fix system configuration issues early in development. </text:span><text:span text:style-name="T22">De</text:span>vstack simplifies certain production settings to make development more convenient. For example, <text:span text:style-name="T22">nginx</text:span> and <text:span text:style-name="T22">gunicron</text:span> are disabled in devstack; devstack uses Django’s runserver instead <text:span text:style-name="T22">in conformation with Open edX platform.</text:span></text:p>
      <text:p text:style-name="P9"/>
      <text:p text:style-name="P15">X.2.1 Installing a Vagrant based Devstack</text:p>
      <text:h text:style-name="P32" text:outline-level="2"><text:span text:style-name="T15">X</text:span><text:span text:style-name="T16">.2.1.</text:span><text:span text:style-name="T15">1</text:span><text:span text:style-name="T16"> Knowledge Prerequisites</text:span></text:h>
      <text:p text:style-name="P10">Devstack require<text:span text:style-name="T23">s</text:span> an understanding of the following items.</text:p>
      <text:list xml:id="list3127884295" text:style-name="L4">
        <text:list-item>
          <text:p text:style-name="P61">Basic terminal usage.</text:p>
        </text:list-item>
        <text:list-item>
          <text:p text:style-name="P61">Vagrant commands. </text:p>
        </text:list-item>
        <text:list-item>
          <text:p text:style-name="P61">Diagnosing and fixing failures may involve many different technologies and skills. It will <text:span text:style-name="T23">be</text:span> help<text:span text:style-name="T23">ful</text:span> to know these things.</text:p>
        </text:list-item>
      </text:list>
      <text:list xml:id="list2493805199" text:style-name="L5">
        <text:list-item>
          <text:list>
            <text:list-item>
              <text:p text:style-name="P62">The basics of how Python web applications are built, installed, and deployed. </text:p>
            </text:list-item>
            <text:list-item>
              <text:p text:style-name="P62">How to manage a Linux system, including supervisor. </text:p>
            </text:list-item>
            <text:list-item>
              <text:p text:style-name="P63"><text:soft-page-break/>The basics of configuration management and automation. Open edX uses Ansible to automate the installation process.</text:p>
            </text:list-item>
          </text:list>
        </text:list-item>
      </text:list>
      <text:list xml:id="list70819116486523" text:continue-list="list3127884295" text:style-name="L4">
        <text:list-item>
          <text:list>
            <text:list-header>
              <text:p text:style-name="P43"/>
            </text:list-header>
          </text:list>
        </text:list-item>
      </text:list>
      <text:p text:style-name="P8"/>
      <text:h text:style-name="P33" text:outline-level="2">X.2.1.2 Software Prerequisites</text:h>
      <text:p text:style-name="P11"><text:span text:style-name="T10"><text:s/></text:span>Devstack, fullstack, and analytics devstack require the following software.</text:p>
      <text:list xml:id="list1270217002" text:style-name="L6">
        <text:list-item>
          <text:p text:style-name="P64"><text:span text:style-name="T26">VirtualBox</text:span> 4.3.12 or later. </text:p>
        </text:list-item>
        <text:list-item>
          <text:p text:style-name="P64"><text:span text:style-name="T26">Vagrant</text:span> 1.6.5 or later. </text:p>
        </text:list-item>
        <text:list-item>
          <text:p text:style-name="P45">An NFS (network file system) client, if your operating system does not include one. NFS allows devstack and fullstack virtual machines to share a common file system with host computers. </text:p>
        </text:list-item>
      </text:list>
      <text:p text:style-name="Text_20_body"/>
      <text:p text:style-name="P44">X.2.1.3 Installation</text:p>
      <text:p text:style-name="P3"><text:span text:style-name="T28">X</text:span>.<text:span text:style-name="T28">2</text:span>.1.<text:span text:style-name="T28">3</text:span>.1. Selecting a Download Option</text:p>
      <text:p text:style-name="P5"/>
      <text:p text:style-name="P13">The Open edX virtual machine box file has a file size of approximately four gigabytes. To download the box file, <text:span text:style-name="T28">we</text:span> can use one of these methods.</text:p>
      <text:list xml:id="list3890382626" text:style-name="L7">
        <text:list-item>
          <text:p text:style-name="P65">Install devstack with a direct Vagrant box download. The first time <text:span text:style-name="T28">we</text:span> start the devstack virtual machine, the Vagrant virtual machine management tool downloads the box file. </text:p>
        </text:list-item>
        <text:list-item>
          <text:p text:style-name="P46">Use a BitTorrent client to download the Vagrant box file before <text:span text:style-name="T28">we</text:span> install devstack. The first time <text:span text:style-name="T28">we</text:span> start the devstack virtual machine, the Vagrant virtual machine management tool uses the previously downloaded box file. </text:p>
          <text:p text:style-name="P46"/>
        </text:list-item>
      </text:list>
      <text:p text:style-name="P5"><text:span text:style-name="T28">X</text:span>.<text:span text:style-name="T28">2</text:span>.1.<text:span text:style-name="T28">3</text:span>.<text:span text:style-name="T29">2 </text:span><text:s/><text:span text:style-name="T28">Install Devstack</text:span></text:p>
      <text:p text:style-name="P5"/>
      <text:p text:style-name="P13">To install devstack, follow these steps.</text:p>
      <text:list xml:id="list2010223990" text:style-name="L8">
        <text:list-item>
          <text:p text:style-name="P47">Ensure the <text:span text:style-name="Source_20_Text">nfsd</text:span> client is running. <text:span text:style-name="T29">We</text:span> can use the <text:span text:style-name="Source_20_Text">nfsd status</text:span> command.</text:p>
          <text:p text:style-name="P92">sudo nfsd status</text:p>
          <text:p text:style-name="P92">nfsd service is enabled</text:p>
          <text:p text:style-name="P100">nfsd is running (pid 313, 8 threads)</text:p>
          <text:p text:style-name="P47">If the nfsd service is not running, use the <text:span text:style-name="Source_20_Text">nfsd start</text:span> command.</text:p>
          <text:p text:style-name="P94">sudo nfsd start</text:p>
          <text:p text:style-name="P104">Starting the nfsd service</text:p>
        </text:list-item>
        <text:list-item>
          <text:p text:style-name="P47">Create a <text:span text:style-name="Source_20_Text">devstack</text:span> directory and navigate to it in the command prompt.</text:p>
          <text:p text:style-name="P92">mkdir devstack</text:p>
          <text:p text:style-name="P100">cd devstack</text:p>
        </text:list-item>
        <text:list-item>
          <text:p text:style-name="P47">Set the <text:span text:style-name="Source_20_Text"><text:span text:style-name="T14">OPENEDX_RELEASE</text:span></text:span><text:span text:style-name="T14"> </text:span>environment variable to the Git tag name of the release of the Open edX platform that <text:span text:style-name="T29">we</text:span> are installing.</text:p>
          <text:p text:style-name="P48">Set <text:span text:style-name="Source_20_Text"><text:span text:style-name="T14">OPENEDX_RELEASE</text:span></text:span><text:span text:style-name="T14"> </text:span>to <text:span text:style-name="Source_20_Text">master</text:span> to create devstack from master instead of a named Open edX release.<text:tab/><text:tab/><text:tab/><text:tab/><text:tab/><text:tab/><text:tab/><text:tab/><text:tab/><text:tab/><text:tab/>For example, <text:span text:style-name="Source_20_Text"><text:span text:style-name="T14">open-release/eucalyptus.1</text:span></text:span> is the Git tag name for the first <text:soft-page-break/>Eucalyptus release. The following command sets the value of the <text:span text:style-name="Source_20_Text"><text:span text:style-name="T14">OPENEDX_RELEASE</text:span></text:span> environment variable to <text:span text:style-name="Source_20_Text"><text:span text:style-name="T14">open-release/eucalyptus.1</text:span></text:span><text:span text:style-name="T14">.</text:span></text:p>
          <text:p text:style-name="P100">export OPENEDX_RELEASE="open-release/eucalyptus.1"</text:p>
        </text:list-item>
        <text:list-item>
          <text:p text:style-name="P47">Download the install script.</text:p>
          <text:p text:style-name="P100">curl -OL<text:tab/><text:tab/>https://raw.github.com/edx/configuration/$OPENEDX_RELEASE/util/install/install_stack.sh</text:p>
        </text:list-item>
        <text:list-item>
          <text:p text:style-name="P47">Run the install script to create and start the devstack virtual machine.</text:p>
          <text:p text:style-name="P100">bash install_stack.sh devstack</text:p>
          <text:p text:style-name="P47">If <text:span text:style-name="T29">we</text:span> destroy and recreate the virtual machine, Vagrant reuses the box file and does not download it again.<text:tab/><text:tab/><text:tab/><text:tab/><text:tab/><text:tab/><text:tab/><text:tab/><text:tab/><text:tab/><text:tab/>When prompted, <text:span text:style-name="T29">we need to </text:span>enter the administrator password for <text:span text:style-name="T29">our</text:span> local computer.</text:p>
        </text:list-item>
      </text:list>
      <text:p text:style-name="P13"/>
      <text:p text:style-name="P13"/>
      <text:p text:style-name="P12"><text:span text:style-name="T14">X.2.1.</text:span><text:span text:style-name="T18">4</text:span><text:span text:style-name="T14"> </text:span><text:span text:style-name="T18">Starting Open edX Devstack</text:span></text:p>
      <text:h text:style-name="P34" text:outline-level="2"><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 Connecting to the Devstack Virtual Machine</text:span></text:a></text:h>
      <text:list xml:id="list1247015526" text:style-name="L9">
        <text:list-item>
          <text:p text:style-name="P49">To connect to the devstack virtual machine, <text:span text:style-name="T49">we can </text:span>use the following SSH command from the <text:span text:style-name="Source_20_Text"><text:span text:style-name="T37">devstack</text:span></text:span> directory.</text:p>
          <text:p text:style-name="P101">vagrant ssh</text:p>
        </text:list-item>
        <text:list-item>
          <text:p text:style-name="P49">To connect as the <text:span text:style-name="Strong_20_Emphasis">edxapp</text:span> user, <text:span text:style-name="T49">we can </text:span>run the following command.</text:p>
          <text:p text:style-name="P101">sudo su edxapp</text:p>
          <text:p text:style-name="P49">This command loads the edxapp environment from the file <text:span text:style-name="Source_20_Text"><text:span text:style-name="T14">/edx/app/edxapp/edxapp_env</text:span></text:span><text:span text:style-name="T14">.</text:span> This puts <text:span text:style-name="Source_20_Text"><text:span text:style-name="T14">venv python</text:span></text:span> in <text:span text:style-name="T49">our</text:span> search path.<text:tab/><text:span text:style-name="T31">This command also sets the current working directory to the edx-platform repository </text:span><text:span text:style-name="T30">(</text:span><text:span text:style-name="Source_20_Text"><text:span text:style-name="T30">/edx/app/edxapp/edx-platform</text:span></text:span><text:span text:style-name="T30">)</text:span></text:p>
        </text:list-item>
      </text:list>
      <text:h text:style-name="P35" text:outline-level="2"><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 Starting the components</text:span></text:h>
      <text:p text:style-name="P16"><text:span text:style-name="T31">After </text:span><text:span text:style-name="T32">we</text:span><text:span text:style-name="T31"> connect to the devstack virtual machine as the </text:span><text:span text:style-name="Strong_20_Emphasis"><text:span text:style-name="T31">edxapp</text:span></text:span><text:span text:style-name="T31"> user, </text:span><text:span text:style-name="T32">we</text:span><text:span text:style-name="T31"> can start the individual components.</text:span></text:p>
      <text:p text:style-name="P16"><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1 Starting the LMS</text:span></text:p>
      <text:p text:style-name="P16">When <text:span text:style-name="T49">we</text:span> run the LMS on devstack, the command updates requirements and compiles assets, unless <text:span text:style-name="T49">we</text:span> use the <text:span text:style-name="Source_20_Text">fast</text:span> option.</text:p>
      <text:p text:style-name="P16">The command uses the file <text:span text:style-name="Source_20_Text"><text:span text:style-name="T14">lms/envs/devstack.py</text:span></text:span>. This file overrides production settings for the LMS.</text:p>
      <text:p text:style-name="P16">To run the LMS on devstack, follow these steps.</text:p>
      <text:list xml:id="list913933890" text:style-name="L10">
        <text:list-item>
          <text:p text:style-name="P51">Connect to the devstack virtual machine.</text:p>
        </text:list-item>
        <text:list-item>
          <text:p text:style-name="P50">Run the following command.</text:p>
          <text:p text:style-name="P102">paver devstack lms</text:p>
          <text:p text:style-name="P50"><text:soft-page-break/>Or, to start the LMS without updating requirements and compiling assets, use the <text:span text:style-name="Source_20_Text">fast</text:span> option.</text:p>
          <text:p text:style-name="P102">paver devstack lms --fast</text:p>
          <text:p text:style-name="P50">The LMS starts.</text:p>
        </text:list-item>
        <text:list-item>
          <text:p text:style-name="P50">Open the LMS in <text:span text:style-name="T49">our</text:span> browser at<text:span text:style-name="T46"> </text:span><text:a xlink:type="simple" xlink:href="http://localhost:8000/" text:style-name="Internet_20_link" text:visited-style-name="Visited_20_Internet_20_Link"><text:span text:style-name="Source_20_Text"><text:span text:style-name="T47">http://localhost:8000/</text:span></text:span></text:a><text:span text:style-name="T46">.</text:span><text:span text:style-name="T14"><text:tab/><text:tab/><text:tab/></text:span><text:span text:style-name="T9">Vagrant forwards port 8000 to the LMS server running in the virtual machine.</text:span></text:p>
          <text:p text:style-name="P52"/>
        </text:list-item>
      </text:list>
      <text:p text:style-name="P16"><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2 Starting the Studio</text:span></text:p>
      <text:p text:style-name="P16">When <text:span text:style-name="T49">we</text:span> run Studio on devstack, the command updates requirements and compiles assets, unless you use the <text:span text:style-name="Source_20_Text">fast</text:span> option. <text:span text:style-name="T49">We</text:span> run Studio on devstack with the file <text:span text:style-name="Source_20_Text"><text:span text:style-name="T14">cms/envs/devstack.py</text:span></text:span>. This file overrides production settings for Studio.</text:p>
      <text:p text:style-name="P16">To run Studio on devstack, follow these steps.</text:p>
      <text:list xml:id="list203379758" text:style-name="L11">
        <text:list-item>
          <text:p text:style-name="P54">Connect to the devstack virtual machine.</text:p>
        </text:list-item>
        <text:list-item>
          <text:p text:style-name="P53">Run the following command.</text:p>
          <text:p text:style-name="P103">paver devstack studio</text:p>
          <text:p text:style-name="P53">Or, to start Studio without updating requirements and compiling assets,<text:span text:style-name="T49">we can</text:span> use the <text:span text:style-name="Source_20_Text">fast</text:span> option.</text:p>
          <text:p text:style-name="P103">paver devstack studio --fast</text:p>
          <text:p text:style-name="P53">Studio starts.</text:p>
        </text:list-item>
        <text:list-item>
          <text:p text:style-name="P53">Open Studio in <text:span text:style-name="T49">our</text:span> browser at <text:a xlink:type="simple" xlink:href="http://localhost:8001/" text:style-name="Internet_20_link" text:visited-style-name="Visited_20_Internet_20_Link"><text:span text:style-name="Source_20_Text"><text:span text:style-name="T41">http://localhost:8001/</text:span></text:span></text:a><text:span text:style-name="T42">.</text:span><text:span text:style-name="T45"><text:tab/></text:span><text:span text:style-name="T33"><text:tab/><text:tab/><text:tab/><text:tab/></text:span>Vagrant forwards port 8001 to the Studio server running in the virtual machine.</text:p>
        </text:list-item>
      </text:list>
      <text:h text:style-name="P36" text:outline-level="4"><text:span text:style-name="T43">X</text:span><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2</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1</text:span></text:a><text:a xlink:type="simple" xlink:href="http://edx.readthedocs.io/projects/edx-installing-configuring-and-running/en/latest/installation/devstack/start_devstack.html#id9" text:style-name="Internet_20_link" text:visited-style-name="Visited_20_Internet_20_Link"><text:span text:style-name="T44">.</text:span></text:a><text:a xlink:type="simple" xlink:href="http://edx.readthedocs.io/projects/edx-installing-configuring-and-running/en/latest/installation/devstack/start_devstack.html#id9" text:style-name="Internet_20_link" text:visited-style-name="Visited_20_Internet_20_Link"><text:span text:style-name="T43">4</text:span></text:a><text:span text:style-name="T44">.</text:span><text:span text:style-name="T43">2.3</text:span> Viewing Available Studio Commands</text:h>
      <text:p text:style-name="P16">To view all available commands for Studio, enter the following command.</text:p>
      <text:p text:style-name="P27">./manage.py cms -h –settings=devstack</text:p>
      <text:p text:style-name="P27"/>
      <text:p text:style-name="P27"/>
      <text:p text:style-name="P22">X.2.<text:span text:style-name="T48">2</text:span> Installing a <text:span text:style-name="T48">Docker</text:span> based Devstack</text:p>
      <text:p text:style-name="P21"><text:span text:style-name="T8">Starting from Open edX release - Hawthorn Devstack will be Docker based installation. </text:span>This <text:span text:style-name="T50">approach</text:span> is meant to replace the traditional Vagrant-based devstack with a multi-container approach driven by <text:span text:style-name="T50">Docker compose</text:span>. It is still in the beta testing phase. <text:span text:style-name="T50">This section deals with the steps of installing Devstack using a Docker container.</text:span></text:p>
      <text:p text:style-name="P17">X.2.2.1 Prerequisites</text:p>
      <text:list xml:id="list3891852565" text:style-name="L12">
        <text:list-item>
          <text:p text:style-name="P67">This <text:span text:style-name="T51">installation </text:span>requires <text:span text:style-name="Strong_20_Emphasis">Docker 17.06+ CE</text:span>. <text:span text:style-name="T51">It</text:span> <text:span text:style-name="T51">is </text:span>recommend<text:span text:style-name="T51">ed</text:span> Docker Stable, but Docker Edge should work <text:span text:style-name="T51">as well. </text:span></text:p>
        </text:list-item>
        <text:list-item>
          <text:p text:style-name="P68">Make and pip</text:p>
          <text:p text:style-name="P68"><text:soft-page-break/>Linux users should <text:span text:style-name="Emphasis">not</text:span> be using the <text:span text:style-name="Source_20_Text"><text:span text:style-name="T37">overlay</text:span></text:span> storage driver. <text:span text:style-name="Source_20_Text"><text:span text:style-name="T14">overlay2</text:span></text:span> is tested and supported, but requires kernel version 4.0+. We can Check which storage driver our docker-daemon is configured to use through the following commands:</text:p>
        </text:list-item>
      </text:list>
      <text:p text:style-name="P28"><text:tab/><text:tab/><text:span text:style-name="T34">docker info | grep -i 'storage driver'</text:span></text:p>
      <text:p text:style-name="P105"/>
      <text:p text:style-name="P17">X.2.2.2 Installing Docker and Docker compose</text:p>
      <text:p text:style-name="P24">X.2.2.2.1 Getting Docker for ubuntu</text:p>
      <text:p text:style-name="P19">X.2.2.2.1.1 Setting up the repository</text:p>
      <text:p text:style-name="P69">Before we install Docker CE for the first time on a new host machine, we need to set up the Docker repository. Afterward, we can install and update Docker from the repository. The steps are mentioned below :</text:p>
      <text:list xml:id="list1526798828" text:style-name="L13">
        <text:list-item>
          <text:p text:style-name="P55">Update the <text:span text:style-name="Source_20_Text">apt</text:span> package index:</text:p>
          <text:p text:style-name="P106"><text:span text:style-name="Source_20_Text"><text:span text:style-name="T34">$ sudo apt-get update</text:span></text:span></text:p>
        </text:list-item>
        <text:list-item>
          <text:p text:style-name="P55">Install packages to allow <text:span text:style-name="Source_20_Text"><text:span text:style-name="T14">apt</text:span></text:span> to use a repository over <text:span text:style-name="T14">HTTPS</text:span>:</text:p>
          <text:p text:style-name="P95"><text:span text:style-name="Source_20_Text"><text:span text:style-name="T34">$ sudo apt-get install \</text:span></text:span></text:p>
          <text:p text:style-name="P95"><text:span text:style-name="Source_20_Text"><text:span text:style-name="T34"><text:s text:c="4"/>apt-transport-https \</text:span></text:span></text:p>
          <text:p text:style-name="P95"><text:span text:style-name="Source_20_Text"><text:span text:style-name="T34"><text:s text:c="4"/>ca-certificates \</text:span></text:span></text:p>
          <text:p text:style-name="P95"><text:span text:style-name="Source_20_Text"><text:span text:style-name="T34"><text:s text:c="4"/>curl \</text:span></text:span></text:p>
          <text:p text:style-name="P106"><text:span text:style-name="Source_20_Text"><text:span text:style-name="T34"><text:s text:c="4"/>software-properties-common</text:span></text:span></text:p>
        </text:list-item>
        <text:list-item>
          <text:p text:style-name="P55">Add Docker’s official GPG key:</text:p>
          <text:p text:style-name="P106"><text:span text:style-name="Source_20_Text"><text:span text:style-name="T34">$ curl -fsSL https://download.docker.com/linux/ubuntu/gpg | sudo apt-key add -</text:span></text:span></text:p>
          <text:p text:style-name="P55">Verify that you now have the key with the fingerprint <text:span text:style-name="Source_20_Text"><text:span text:style-name="T14">9DC8 5822 9FC7 DD38 854A</text:span></text:span><text:span text:style-name="Source_20_Text"> </text:span><text:span text:style-name="Source_20_Text"><text:span text:style-name="T14">E2D8 8D81 803C 0EBF CD88</text:span></text:span>, by searching for the last 8 characters of the fingerprint.</text:p>
          <text:p text:style-name="P95"><text:span text:style-name="Source_20_Text"><text:span text:style-name="T34">$ sudo apt-key fingerprint 0EBFCD88</text:span></text:span></text:p>
          <text:p text:style-name="P93"/>
          <text:p text:style-name="P95"><text:span text:style-name="Source_20_Text"><text:span text:style-name="T34">pub <text:s text:c="2"/>4096R/0EBFCD88 2017-02-22</text:span></text:span></text:p>
          <text:p text:style-name="P95"><text:span text:style-name="Source_20_Text"><text:span text:style-name="T34"><text:s text:c="6"/>Key fingerprint = 9DC8 5822 9FC7 DD38 854A <text:s/>E2D8 8D81 803C 0EBF CD88</text:span></text:span></text:p>
          <text:p text:style-name="P95"><text:span text:style-name="Source_20_Text"><text:span text:style-name="T34">uid <text:s text:c="17"/>Docker Release (CE deb) &lt;docker@docker.com&gt;</text:span></text:span></text:p>
          <text:p text:style-name="P106"><text:span text:style-name="Source_20_Text"><text:span text:style-name="T34">sub <text:s text:c="2"/>4096R/F273FCD8 2017-02-22</text:span></text:span></text:p>
        </text:list-item>
        <text:list-item>
          <text:p text:style-name="P55">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96"><text:span text:style-name="Source_20_Text"><text:span text:style-name="T34">$ sudo add-apt-repository \</text:span></text:span></text:p>
          <text:p text:style-name="P96"><text:span text:style-name="Source_20_Text"><text:span text:style-name="T34"><text:s text:c="3"/>"deb [arch=amd64] https://download.docker.com/linux/ubuntu \</text:span></text:span></text:p>
          <text:p text:style-name="P96"><text:span text:style-name="Source_20_Text"><text:span text:style-name="T34"><text:s text:c="3"/>$(lsb_release -cs) \</text:span></text:span></text:p>
          <text:p text:style-name="P107"><text:span text:style-name="Source_20_Text"><text:span text:style-name="T34"><text:s text:c="3"/>stable"</text:span></text:span></text:p>
        </text:list-item>
      </text:list>
      <text:p text:style-name="P29"><text:span text:style-name="Source_20_Text"><text:span text:style-name="T35"/></text:span></text:p>
      <text:p text:style-name="P29"><text:span text:style-name="Source_20_Text"><text:span text:style-name="T35"/></text:span></text:p>
      <text:p text:style-name="P29"><text:span text:style-name="Source_20_Text"><text:span text:style-name="T35"/></text:span></text:p>
      <text:p text:style-name="P29"><text:span text:style-name="Source_20_Text"><text:span text:style-name="T35"/></text:span></text:p>
      <text:p text:style-name="P31"><text:soft-page-break/></text:p>
      <text:p text:style-name="P31">X.2.2.2.1.2 Installing Docker CE</text:p>
      <text:p text:style-name="P31"><text:span text:style-name="T40">1. Update the </text:span><text:span text:style-name="Source_20_Text"><text:span text:style-name="T40">apt</text:span></text:span><text:span text:style-name="T40"> package index.</text:span></text:p>
      <text:p text:style-name="P29"><text:span text:style-name="Source_20_Text"><text:span text:style-name="T34">$ sudo apt-get update</text:span></text:span></text:p>
      <text:p text:style-name="P30">2. Install the latest vesion of Docker CE</text:p>
      <text:p text:style-name="P26"><text:span text:style-name="Source_20_Text"><text:span text:style-name="T34">$ sudo apt-get install docker-ce</text:span></text:span></text:p>
      <text:p text:style-name="P29"><text:span text:style-name="Source_20_Text"><text:span text:style-name="T53">3. </text:span></text:span><text:bookmark text:name="5df0"/><text:span text:style-name="Source_20_Text"><text:span text:style-name="T53">Docker should now be installed, the daemon started, and the process enabled to start on boot. To check that its running we can use the following commands</text:span></text:span></text:p>
      <text:p text:style-name="P99"><text:bookmark text:name="f910"/>sudo systemctl status docker</text:p>
      <text:p text:style-name="P99"/>
      <text:p text:style-name="P80"><text:span text:style-name="Source_20_Text"><text:span text:style-name="T57">X.2.2.2.1.</text:span></text:span><text:span text:style-name="Source_20_Text"><text:span text:style-name="T56">3</text:span></text:span><text:span text:style-name="Source_20_Text"><text:span text:style-name="T57"> </text:span></text:span><text:span text:style-name="Source_20_Text"><text:span text:style-name="T56">Post installation steps for Docker</text:span></text:span></text:p>
      <text:h text:style-name="P90" text:outline-level="2"><text:bookmark text:name="manage-docker-as-a-non-root-user"/><text:span text:style-name="Source_20_Text"><text:span text:style-name="T62">X.2.2.2.1.3.1 </text:span></text:span><text:span text:style-name="Source_20_Text"><text:span text:style-name="T62">Manage Docker as a non-root user</text:span></text:span></text:h>
      <text:p text:style-name="Text_20_body">The <text:span text:style-name="T66">docker </text:span>daemon binds to a Unix socket instead of a TCP port. By default that Unix socket is owned by the user <text:span text:style-name="T19">root</text:span><text:span text:style-name="T66"> </text:span><text:s/>and other users can only access it using <text:span text:style-name="T19">sudo</text:span>. The <text:span text:style-name="T66">docker</text:span> daemon always runs as the <text:span text:style-name="T19">root</text:span> user.</text:p>
      <text:p text:style-name="Text_20_body">If <text:span text:style-name="T66">we</text:span> don’t want to use <text:span text:style-name="T66">sudo </text:span>when you use the <text:span text:style-name="T66">docker</text:span> command, create a Unix group called <text:span text:style-name="T66">docker</text:span> and add users to it. When the <text:span text:style-name="Source_20_Text">docker</text:span> daemon starts, it makes the ownership of the Unix socket read/writable by the <text:span text:style-name="Source_20_Text">docker</text:span> group.</text:p>
      <text:p text:style-name="Text_20_body">To create the <text:span text:style-name="T66">docker </text:span>group and add <text:span text:style-name="T66">our</text:span> user:</text:p>
      <text:list xml:id="list2338047398" text:style-name="L15">
        <text:list-item>
          <text:p text:style-name="P57">Create the <text:span text:style-name="Source_20_Text">docker</text:span> group.</text:p>
          <text:p text:style-name="P109"><text:span text:style-name="Source_20_Text"><text:span text:style-name="T34">$ sudo groupadd docker</text:span></text:span></text:p>
        </text:list-item>
        <text:list-item>
          <text:p text:style-name="P57">Add <text:span text:style-name="T66">our</text:span> user to the <text:span text:style-name="Source_20_Text">docker</text:span> group.</text:p>
          <text:p text:style-name="P109"><text:span text:style-name="Source_20_Text"><text:span text:style-name="T34">$ sudo usermod -aG docker $USER</text:span></text:span></text:p>
        </text:list-item>
        <text:list-item>
          <text:p text:style-name="P57">Log out and log back in so that <text:span text:style-name="T66">the</text:span> group membership is re-evaluated. If testing on a virtual machine, it may be necessary to restart the virtual machine for changes to take effect. <text:s text:c="7"/>On a desktop Linux environment such as X Windows, <text:span text:style-name="T66">we need to</text:span> log out of <text:span text:style-name="T66">our</text:span> session completely and then log back in.</text:p>
        </text:list-item>
        <text:list-item>
          <text:p text:style-name="P57">Verify that you can run <text:span text:style-name="Source_20_Text">docker</text:span> commands without <text:span text:style-name="Source_20_Text">sudo</text:span>.</text:p>
          <text:p text:style-name="P109"><text:span text:style-name="Source_20_Text"><text:span text:style-name="T34">$ docker run hello-world</text:span></text:span></text:p>
          <text:p text:style-name="P57">This command downloads a test image and runs it in a container. When the container runs, it prints an informational message and exits.</text:p>
          <text:p text:style-name="P57"/>
        </text:list-item>
      </text:list>
      <text:h text:style-name="P91" text:outline-level="2"><text:bookmark text:name="configure-docker-to-start-on-boot"/><text:soft-page-break/><text:span text:style-name="Source_20_Text"><text:span text:style-name="T62">X.2.2.2.1.3.</text:span></text:span><text:span text:style-name="Source_20_Text"><text:span text:style-name="T62">2 </text:span></text:span><text:span text:style-name="Source_20_Text"><text:span text:style-name="T62">Configure Docker to start on boot</text:span></text:span></text:h>
      <text:p text:style-name="Text_20_body">Most current Linux distributions (RHEL, CentOS, Fedora, Ubuntu 16.04 and higher) use <text:span text:style-name="Source_20_Text"><text:span text:style-name="T67">systemd</text:span></text:span> to manage which services start when the system boots. Ubuntu 14.10 and below use <text:span text:style-name="Source_20_Text"><text:span text:style-name="T67">upstart</text:span></text:span>.</text:p>
      <text:h text:style-name="Heading_20_3" text:outline-level="3"><text:bookmark text:name="systemd"/><text:span text:style-name="Source_20_Text"><text:span text:style-name="T13">systemd</text:span></text:span></text:h>
      <text:p text:style-name="P26"><text:span text:style-name="Source_20_Text"><text:span text:style-name="T34">$ sudo systemctl enable docker</text:span></text:span></text:p>
      <text:p text:style-name="Text_20_body">To disable this behavior, use <text:span text:style-name="Source_20_Text">disable</text:span> instead.</text:p>
      <text:p text:style-name="P26"><text:span text:style-name="Source_20_Text"><text:span text:style-name="T34">$ sudo systemctl disable docker</text:span></text:span></text:p>
      <text:p text:style-name="Text_20_body">If <text:span text:style-name="T67">we </text:span><text:s/>need to add an HTTP Proxy,<text:span text:style-name="T67">we can</text:span> set a different directory or partition for the Docker runtime files, or make other customizations.</text:p>
      <text:h text:style-name="Heading_20_3" text:outline-level="3"><text:bookmark text:name="upstart"/><text:span text:style-name="Source_20_Text"><text:span text:style-name="T13">upstart</text:span></text:span></text:h>
      <text:p text:style-name="Text_20_body">Docker is automatically configured to start on boot using <text:span text:style-name="Source_20_Text">upstart</text:span>. To disable this behavior, use the following command:</text:p>
      <text:p text:style-name="P26"><text:span text:style-name="Source_20_Text"><text:span text:style-name="T34">$ echo manual | sudo tee /etc/init/docker.override</text:span></text:span></text:p>
      <text:h text:style-name="Heading_20_3" text:outline-level="3"><text:bookmark text:name="chkconfig"/><text:span text:style-name="Source_20_Text"><text:span text:style-name="T13">chkconfig</text:span></text:span></text:h>
      <text:p text:style-name="P26"><text:span text:style-name="Source_20_Text"><text:span text:style-name="T34">$ sudo chkconfig docker on</text:span></text:span></text:p>
      <text:p text:style-name="P80"><text:span text:style-name="Source_20_Text"><text:span text:style-name="T56"/></text:span></text:p>
      <text:p text:style-name="P25"><text:span text:style-name="Source_20_Text"><text:span text:style-name="T58">X.2.2.2.1 Getting Docker </text:span></text:span><text:span text:style-name="Source_20_Text"><text:span text:style-name="T59">compose</text:span></text:span><text:span text:style-name="Source_20_Text"><text:span text:style-name="T58"> for ubuntu</text:span></text:span></text:p>
      <text:p text:style-name="P25"><text:span text:style-name="Source_20_Text"><text:span text:style-name="T52">On </text:span></text:span><text:span text:style-name="Source_20_Text"><text:span text:style-name="Strong_20_Emphasis"><text:span text:style-name="T55">Linux</text:span></text:span></text:span><text:span text:style-name="Source_20_Text"><text:span text:style-name="T52">, you can download the Docker Compose binary from the </text:span></text:span><text:span text:style-name="Source_20_Text"><text:span text:style-name="T54">Compose repository page on git hub. T</text:span></text:span><text:span text:style-name="Source_20_Text"><text:span text:style-name="T52">hese step by step instructions are also included below.</text:span></text:span></text:p>
      <text:list xml:id="list3729315334" text:style-name="L14">
        <text:list-item>
          <text:p text:style-name="P56">Run this command to download the latest version of Docker Compose:</text:p>
          <text:p text:style-name="P108"><text:span text:style-name="Source_20_Text"><text:span text:style-name="T34">sudo curl -L https://github.com/docker/compose/releases/download/1.21.2/docker-compose-$(uname -s)-$(uname -m) -o /usr/local/bin/docker-compose</text:span></text:span></text:p>
          <text:p text:style-name="P112"><text:span text:style-name="T64">We should u</text:span>se the latest Compose release number in the download command.</text:p>
          <text:p text:style-name="P112">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56">If you have problems installing with <text:span text:style-name="Source_20_Text">curl</text:span>, s<text:span text:style-name="T63">ee Alternative oprions link here.</text:span></text:p>
        </text:list-item>
        <text:list-item>
          <text:p text:style-name="P56">Apply executable permissions to the binary:</text:p>
          <text:p text:style-name="P108"><text:span text:style-name="Source_20_Text"><text:span text:style-name="T34">sudo chmod +x /usr/local/bin/docker-compose</text:span></text:span></text:p>
        </text:list-item>
        <text:list-item>
          <text:p text:style-name="P56">Test the installation.</text:p>
          <text:p text:style-name="P97"><text:span text:style-name="Source_20_Text"><text:span text:style-name="T34">$ docker-compose --version</text:span></text:span></text:p>
          <text:p text:style-name="P108"><text:span text:style-name="Source_20_Text"><text:span text:style-name="T34">docker-compose version 1.21.2, build 1719ceb</text:span></text:span></text:p>
        </text:list-item>
      </text:list>
      <text:p text:style-name="P20"/>
      <text:p text:style-name="P20"/>
      <text:p text:style-name="P81"><text:soft-page-break/>X.2.2.<text:span text:style-name="T65">3 Getting the Docker services up and running</text:span></text:p>
      <text:list xml:id="list3390987077" text:style-name="L20">
        <text:list-item>
          <text:p text:style-name="P73"><text:span text:style-name="T11">Install the requirements inside of a </text:span><text:span text:style-name="T12">Python virtualenv</text:span></text:p>
        </text:list-item>
      </text:list>
      <text:p text:style-name="P110"><text:tab/> <text:s text:c="2"/><text:tab/><text:span text:style-name="T34">make requirements <text:s/></text:span></text:p>
      <text:p text:style-name="P110"><text:span text:style-name="T36"><text:tab/></text:span><text:span text:style-name="T70">2. </text:span><text:span text:style-name="T72">The</text:span><text:span text:style-name="T71"> Docker Compose file mounts a host volume for each service's executing code. The <text:tab/> <text:s text:c="6"/>host directory defaults to be a sibling of this directory. For example, if this repo is <text:s text:c="4"/><text:tab/> <text:s text:c="6"/>cloned to </text:span><text:span text:style-name="T73"><text:tab/></text:span><text:span text:style-name="Source_20_Text"><text:span text:style-name="T73">~/workspace/devstack</text:span></text:span><text:span text:style-name="T73">,</text:span><text:span text:style-name="T71"> host volumes will be expected in </text:span><text:span text:style-name="Source_20_Text"><text:span text:style-name="T73">~/workspace/course-<text:tab/> <text:s text:c="6"/>discovery</text:span></text:span><text:span text:style-name="T73">, </text:span><text:span text:style-name="Source_20_Text"><text:span text:style-name="T73">~/workspace/ecommerce</text:span></text:span><text:span text:style-name="T73">,</text:span><text:span text:style-name="T71"> etc. These repos can be cloned with the command <text:tab/> <text:s text:c="6"/>below</text:span>.</text:p>
      <text:p text:style-name="P26"><text:tab/><text:tab/><text:span text:style-name="T34">make dev.</text:span><text:span text:style-name="T36">clone</text:span></text:p>
      <text:p text:style-name="Text_20_body"><text:span text:style-name="T70"><text:tab/> <text:s text:c="7"/>We</text:span> may customize where the local repositories are found by setting the <text:tab/><text:tab/><text:tab/> <text:s text:c="7"/><text:span text:style-name="T14">DEVSTACK_WORKSPACE</text:span> environment variable.</text:p>
      <text:p text:style-name="Text_20_body"/>
      <text:list xml:id="list871491645" text:style-name="L18">
        <text:list-header>
          <text:p text:style-name="P58"><text:span text:style-name="T70">3. We must </text:span>Run the provision command, if <text:span text:style-name="T70">we</text:span> haven't already, to configure the various services with superusers (for development without the auth service) and tenants (for multi-tenancy). When running the provision command, databases for ecommerce and edxapp will be dropped and recreated. <text:s text:c="101"/>The username and password for the superusers are both <text:span text:style-name="Source_20_Text">edx</text:span>. <text:span text:style-name="T70">We</text:span> can access the services <text:span text:style-name="T70">d</text:span>irectly via Django admin at the <text:span text:style-name="Source_20_Text">/admin/</text:span> path, or login via single sign-on at <text:span text:style-name="Source_20_Text">/login/</text:span>.</text:p>
        </text:list-header>
      </text:list>
      <text:p text:style-name="P60"><text:tab/><text:tab/>Default:<text:span text:style-name="T34"> make dev.provision</text:span></text:p>
      <text:p text:style-name="P60"><text:span text:style-name="T34"/></text:p>
      <text:list xml:id="list3781179687" text:style-name="L19">
        <text:list-header>
          <text:p text:style-name="P59"><text:span text:style-name="T70">4. </text:span>Start the services. This command will mount the repositories under the <text:s text:c="4"/><text:span text:style-name="T14">DEVSTACK_WORKSPACE </text:span>directory.<text:span text:style-name="Strong_20_Emphasis"> </text:span><text:span text:style-name="Strong_20_Emphasis"><text:span text:style-name="T70">I</text:span></text:span>t may take up to 60 seconds for the LMS to start, even after the <text:span text:style-name="Source_20_Text"><text:span text:style-name="T14">make dev.up</text:span></text:span><text:span text:style-name="T14"> </text:span>command outputs <text:span text:style-name="Source_20_Text">done</text:span>.</text:p>
        </text:list-header>
      </text:list>
      <text:p text:style-name="P60"><text:tab/><text:tab/>Default: <text:span text:style-name="T34">make dev.up</text:span></text:p>
      <text:p text:style-name="P60"><text:span text:style-name="T34"/></text:p>
      <text:p text:style-name="P60"><text:span text:style-name="T38">After the services have started, if </text:span><text:span text:style-name="T39">we</text:span><text:span text:style-name="T38"> need shell access to one of the services, </text:span><text:span text:style-name="T39">we can </text:span><text:span text:style-name="T38">run </text:span><text:span text:style-name="Source_20_Text"><text:span text:style-name="T38">make </text:span></text:span><text:span text:style-name="Source_20_Text"><text:span text:style-name="T37">&lt;service&gt;-shell</text:span></text:span><text:span text:style-name="T38">. For example to access the Catalog/Course Discovery Service, </text:span><text:span text:style-name="T39">we</text:span><text:span text:style-name="T38"> can run:</text:span></text:p>
      <text:p text:style-name="P99"><text:tab/>make discovery-shell</text:p>
      <text:p text:style-name="Text_20_body">To see logs from containers running in detached mode, <text:span text:style-name="T82">we</text:span> can either use "Kitematic" (available from the "Docker for Mac" menu), or by running the following:</text:p>
      <text:p text:style-name="P99"><text:tab/>make logs</text:p>
      <text:p text:style-name="P111"/>
      <text:p text:style-name="P82"/>
      <text:p text:style-name="P82"/>
      <text:p text:style-name="P82"/>
      <text:p text:style-name="P82"/>
      <text:p text:style-name="P82"><text:soft-page-break/>X.2.2.<text:span text:style-name="T65">3 Service URLs</text:span></text:p>
      <text:p text:style-name="P83"><text:span text:style-name="T40">Each service is accessible at </text:span><text:span text:style-name="Source_20_Text">localhost</text:span> <text:span text:style-name="T40">on a specific port. The table below provides links to the homepage of each service. Since some services are not meant to be user-facing, the "homepage" may be the API root.</text:span></text:p>
      <text:p text:style-name="P83"><text:span text:style-name="T40"/></text:p>
      <table:table table:name="Table1" table:style-name="Table1">
        <table:table-column table:style-name="Table1.A" table:number-columns-repeated="2"/>
        <table:table-row>
          <table:table-cell table:style-name="Table1.A1" office:value-type="string">
            <text:p text:style-name="P113"><text:s text:c="29"/><text:span text:style-name="T83">Services</text:span></text:p>
          </table:table-cell>
          <table:table-cell table:style-name="Table1.B1" office:value-type="string">
            <text:p text:style-name="P113"><text:s text:c="31"/><text:span text:style-name="T83">URLs</text:span></text:p>
          </table:table-cell>
        </table:table-row>
        <table:table-row>
          <table:table-cell table:style-name="Table1.A2" office:value-type="string">
            <text:p text:style-name="P113">Credentials</text:p>
          </table:table-cell>
          <table:table-cell table:style-name="Table1.B2" office:value-type="string">
            <text:p text:style-name="P113">http://localhost:18150/api/v2/</text:p>
          </table:table-cell>
        </table:table-row>
        <table:table-row>
          <table:table-cell table:style-name="Table1.A2" office:value-type="string">
            <text:p text:style-name="P113">Catalog/Discovery</text:p>
          </table:table-cell>
          <table:table-cell table:style-name="Table1.B2" office:value-type="string">
            <text:p text:style-name="P113">http://localhost:18381/api-docs/</text:p>
          </table:table-cell>
        </table:table-row>
        <table:table-row>
          <table:table-cell table:style-name="Table1.A2" office:value-type="string">
            <text:p text:style-name="P113">E-Commerce/Otto</text:p>
          </table:table-cell>
          <table:table-cell table:style-name="Table1.B2" office:value-type="string">
            <text:p text:style-name="P113">http://localhost:18130/dashboard/</text:p>
          </table:table-cell>
        </table:table-row>
        <table:table-row>
          <table:table-cell table:style-name="Table1.A2" office:value-type="string">
            <text:p text:style-name="P113">LMS</text:p>
          </table:table-cell>
          <table:table-cell table:style-name="Table1.B2" office:value-type="string">
            <text:p text:style-name="P113">http://localhost:18000/</text:p>
          </table:table-cell>
        </table:table-row>
        <table:table-row>
          <table:table-cell table:style-name="Table1.A2" office:value-type="string">
            <text:p text:style-name="P113">Notes/edx-notes-api</text:p>
          </table:table-cell>
          <table:table-cell table:style-name="Table1.B2" office:value-type="string">
            <text:p text:style-name="P113">http://localhost:18120/api/v1/</text:p>
          </table:table-cell>
        </table:table-row>
        <table:table-row>
          <table:table-cell table:style-name="Table1.A2" office:value-type="string">
            <text:p text:style-name="P113">Studio/CMS</text:p>
          </table:table-cell>
          <table:table-cell table:style-name="Table1.B2" office:value-type="string">
            <text:p text:style-name="P113">http://localhost:18010/</text:p>
          </table:table-cell>
        </table:table-row>
      </table:table>
      <text:p text:style-name="P83"><text:span text:style-name="T40"/></text:p>
      <text:p text:style-name="P83"><text:span text:style-name="T40"/></text:p>
      <text:p text:style-name="P89">* <text:s text:c="2"/><text:span text:style-name="T85">WHY WE INSTALLED DOCKER VERSION <text:s text:c="2"/>--- need to add or not*</text:span></text:p>
      <text:p text:style-name="P89"/>
      <text:p text:style-name="P89"/>
      <text:p text:style-name="P89"/>
      <text:p text:style-name="P88">X.2 <text:span text:style-name="T84">Issues and solutions</text:span></text:p>
      <text:p text:style-name="P87">During the course of our Docker based installa<text:span text:style-name="T86">t</text:span>ion and configuration of Open edX Devstack, we faced multipled issues such as poxy settings etc. The issues are mentioned below along with the solutions we used to overcome them.</text:p>
      <text:p text:style-name="P86">1. <text:span text:style-name="T14">Pro</text:span><text:span text:style-name="T20">xy configuration of the system :</text:span></text:p>
      <text:list xml:id="list1065152485" text:style-name="L21">
        <text:list-item>
          <text:p text:style-name="P74"><text:span text:style-name="T77">Initially we tried installing our instance of Open edX Devstack behind a proxy server. But many packages mainly the ones which were being installed using pip were failing. </text:span></text:p>
        </text:list-item>
        <text:list-item>
          <text:p text:style-name="P75"><text:span text:style-name="T77">W</text:span><text:span text:style-name="T76">e thought of trying to enable proxy inside the docker container, but due to the large amount of <text:s/>time it took to resolve several layers of proxy authentication the reuqest was getting timed out. </text:span></text:p>
        </text:list-item>
        <text:list-item>
          <text:p text:style-name="P75"><text:span text:style-name="T76">Thus, the docker </text:span><text:span text:style-name="T79">container</text:span><text:span text:style-name="T76"> was unable to fetch the required packages from Open edX.</text:span></text:p>
          <text:p text:style-name="P75"><text:soft-page-break/><text:span text:style-name="T74">Solution</text:span><text:span text:style-name="T76">: After trying several times, we decided to discard the installation using <text:s/>a proxy. We used normal mobile data to install all the require services and get our Devstack up and running. With the help of mobile data the installation was completed error free and all the packages were downloaded correctly.</text:span></text:p>
          <text:p text:style-name="P75"><text:span text:style-name="T74">2</text:span><text:span text:style-name="T78">. </text:span><text:span text:style-name="T74">Issues with Docker installation</text:span></text:p>
        </text:list-item>
      </text:list>
      <text:p text:style-name="P76"><text:span text:style-name="T80"><text:s text:c="16"/>Docker isntallation can create some problems if the steps are not followed correctly and in <text:tab/> <text:s text:c="3"/>order. After installing Docker it is important to perform the post installation steps , <text:tab/><text:tab/> <text:s text:c="3"/>because it happens sometimes that the system is unable to connect to the docker daemon.</text:span></text:p>
      <text:p text:style-name="P76"><text:span text:style-name="T80"/></text:p>
      <text:p text:style-name="P77"><text:span text:style-name="T81">/*----- modify and add in issues ------- <text:s text:c="9"/></text:span></text:p>
      <text:list xml:id="list70819030259358" text:continue-numbering="true" text:style-name="L21">
        <text:list-header>
          <text:p text:style-name="P78"><text:span text:style-name="T81"><text:s text:c="4"/></text:span></text:p>
        </text:list-header>
      </text:list>
      <text:p text:style-name="P85"><text:span text:style-name="T20"><text:s/></text:span></text:p>
      <text:p text:style-name="P85"><text:span text:style-name="T20"/></text:p>
      <text:p text:style-name="P85"><text:span text:style-name="T20"><text:s text:c="5"/></text:span></text:p>
      <text:p text:style-name="P84"><text:span text:style-name="T40"/></text:p>
      <text:p text:style-name="P83"><text:span text:style-name="T40"/></text:p>
      <text:p text:style-name="P60"><text:span text:style-name="T34"/></text:p>
      <text:p text:style-name="P26"><text:tab/><text:line-break/></text:p>
      <text:p text:style-name="P26"/>
      <text:p text:style-name="P79"/>
      <text:p text:style-name="P23"/>
      <text:p text:style-name="P23"/>
      <text:p text:style-name="P70"/>
      <text:p text:style-name="P23"/>
      <text:p text:style-name="P71"/>
      <text:p text:style-name="P18"/>
      <text:p text:style-name="P27"/>
      <text:p text:style-name="P27"/>
      <text:p text:style-name="P2"><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6:16:06.802800842</meta:creation-date>
    <dc:date>2018-06-27T07:08:18.139570558</dc:date>
    <meta:editing-duration>PT2H47M2S</meta:editing-duration>
    <meta:editing-cycles>34</meta:editing-cycles>
    <meta:generator>LibreOffice/6.0.3.2$Linux_X86_64 LibreOffice_project/00m0$Build-2</meta:generator>
    <meta:document-statistic meta:table-count="1" meta:image-count="0" meta:object-count="0" meta:page-count="11" meta:paragraph-count="210" meta:word-count="2537" meta:character-count="16291" meta:non-whitespace-character-count="13614"/>
  </office:meta>
</office:document-meta>
</file>